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fo:border="thin solid #000000" style:vertical-align="middle" fo:background-color="#3399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9" style:family="table-cell" style:parent-style-name="Default" style:data-style-name="N2">
      <style:table-cell-properties fo:border="thin solid #000000" style:vertical-align="automatic" fo:background-color="#FF333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3333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3333"/>
    </style:style>
    <style:style style:name="ce12" style:family="table-cell" style:parent-style-name="Default" style:data-style-name="N2"/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81541666666667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0" table:default-cell-style-name="ce1"/>
        <table:table-row table:number-rows-repeated="4"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07.2006-06.2007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+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Średnia nadwaga + otyłość</text:p>
          </table:table-cell>
          <table:table-cell office:value-type="string" table:style-name="ce1">
            <text:p>Średnia niedowag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44.31" table:style-name="ce6">
            <text:p>44,31</text:p>
          </table:table-cell>
          <table:table-cell office:value-type="float" office:value="3.53" table:style-name="ce6">
            <text:p>3,53</text:p>
          </table:table-cell>
          <table:table-cell office:value-type="float" office:value="44.67" table:style-name="ce6">
            <text:p>44,67</text:p>
          </table:table-cell>
          <table:table-cell office:value-type="float" office:value="32.479999999999997" table:style-name="ce6">
            <text:p>32,48</text:p>
          </table:table-cell>
          <table:table-cell office:value-type="float" office:value="11.83" table:style-name="ce6">
            <text:p>11,83</text:p>
          </table:table-cell>
          <table:table-cell office:value-type="float" office:value="7.4999999999999997E-2" table:style-name="ce6">
            <text:p>0,08</text:p>
          </table:table-cell>
          <table:table-cell office:value-type="float" office:value="2006" table:style-name="ce7">
            <text:p>2006</text:p>
          </table:table-cell>
          <table:table-cell office:value-type="float" office:value="44.275624999999998" table:formula="of:=SUM([.B13:.B28])/16" table:style-name="ce7">
            <text:p>44,275625</text:p>
          </table:table-cell>
          <table:table-cell office:value-type="float" office:value="3.5631250000000003" table:formula="of:=SUM([.C13:.C28])/16" table:style-name="ce7">
            <text:p>3,56312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1.9" table:style-name="ce6">
            <text:p>41,90</text:p>
          </table:table-cell>
          <table:table-cell office:value-type="float" office:value="3.73" table:style-name="ce6">
            <text:p>3,73</text:p>
          </table:table-cell>
          <table:table-cell office:value-type="float" office:value="48.6" table:style-name="ce6">
            <text:p>48,60</text:p>
          </table:table-cell>
          <table:table-cell office:value-type="float" office:value="33.17" table:style-name="ce6">
            <text:p>33,17</text:p>
          </table:table-cell>
          <table:table-cell office:value-type="float" office:value="8.73" table:style-name="ce6">
            <text:p>8,73</text:p>
          </table:table-cell>
          <table:table-cell office:value-type="float" office:value="5.77" table:style-name="ce6">
            <text:p>5,77</text:p>
          </table:table-cell>
          <table:table-cell office:value-type="float" office:value="2011" table:style-name="ce7">
            <text:p>2011</text:p>
          </table:table-cell>
          <table:table-cell office:value-type="float" office:value="48.473124999999996" table:formula="of:=SUM([.B35:.B50])/16" table:style-name="ce7">
            <text:p>48,473125</text:p>
          </table:table-cell>
          <table:table-cell office:value-type="float" office:value="2.3224999999999998" table:formula="of:=SUM([.C35:.C50])/16" table:style-name="ce7">
            <text:p>2,322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46.04" table:style-name="ce6">
            <text:p>46,04</text:p>
          </table:table-cell>
          <table:table-cell office:value-type="float" office:value="3.29" table:style-name="ce6">
            <text:p>3,29</text:p>
          </table:table-cell>
          <table:table-cell office:value-type="float" office:value="46.52" table:style-name="ce6">
            <text:p>46,52</text:p>
          </table:table-cell>
          <table:table-cell office:value-type="float" office:value="34.200000000000003" table:style-name="ce6">
            <text:p>34,20</text:p>
          </table:table-cell>
          <table:table-cell office:value-type="float" office:value="11.84" table:style-name="ce6">
            <text:p>11,84</text:p>
          </table:table-cell>
          <table:table-cell office:value-type="float" office:value="4.1500000000000004" table:style-name="ce6">
            <text:p>4,15</text:p>
          </table:table-cell>
          <table:table-cell office:value-type="float" office:value="2015" table:style-name="ce7">
            <text:p>2015</text:p>
          </table:table-cell>
          <table:table-cell office:value-type="float" office:value="48.406874999999999" table:formula="of:=SUM([.B55:.B70])/16" table:style-name="ce7">
            <text:p>48,406875</text:p>
          </table:table-cell>
          <table:table-cell office:value-type="float" office:value="2.3474999999999997" table:formula="of:=SUM([.C55:.C70])/16" table:style-name="ce7">
            <text:p>2,347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3.1" table:style-name="ce6">
            <text:p>43,10</text:p>
          </table:table-cell>
          <table:table-cell office:value-type="float" office:value="4.74" table:style-name="ce6">
            <text:p>4,74</text:p>
          </table:table-cell>
          <table:table-cell office:value-type="float" office:value="44.47" table:style-name="ce6">
            <text:p>44,47</text:p>
          </table:table-cell>
          <table:table-cell office:value-type="float" office:value="30.51" table:style-name="ce6">
            <text:p>30,51</text:p>
          </table:table-cell>
          <table:table-cell office:value-type="float" office:value="12.59" table:style-name="ce6">
            <text:p>12,59</text:p>
          </table:table-cell>
          <table:table-cell office:value-type="float" office:value="7.68" table:style-name="ce6">
            <text:p>7,68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4.12" table:style-name="ce6">
            <text:p>44,12</text:p>
          </table:table-cell>
          <table:table-cell office:value-type="float" office:value="3.03" table:style-name="ce6">
            <text:p>3,03</text:p>
          </table:table-cell>
          <table:table-cell office:value-type="float" office:value="45.55" table:style-name="ce6">
            <text:p>45,55</text:p>
          </table:table-cell>
          <table:table-cell office:value-type="float" office:value="32.31" table:style-name="ce6">
            <text:p>32,31</text:p>
          </table:table-cell>
          <table:table-cell office:value-type="float" office:value="11.81" table:style-name="ce6">
            <text:p>11,81</text:p>
          </table:table-cell>
          <table:table-cell office:value-type="float" office:value="7.31" table:style-name="ce6">
            <text:p>7,31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42.38" table:style-name="ce6">
            <text:p>42,38</text:p>
          </table:table-cell>
          <table:table-cell office:value-type="float" office:value="3.61" table:style-name="ce6">
            <text:p>3,61</text:p>
          </table:table-cell>
          <table:table-cell office:value-type="float" office:value="50.58" table:style-name="ce6">
            <text:p>50,58</text:p>
          </table:table-cell>
          <table:table-cell office:value-type="float" office:value="33.22" table:style-name="ce6">
            <text:p>33,22</text:p>
          </table:table-cell>
          <table:table-cell office:value-type="float" office:value="9.16" table:style-name="ce6">
            <text:p>9,16</text:p>
          </table:table-cell>
          <table:table-cell office:value-type="float" office:value="3.44" table:style-name="ce6">
            <text:p>3,44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Opolskie</text:p>
          </table:table-cell>
          <table:table-cell office:value-type="float" office:value="47.78" table:style-name="ce6">
            <text:p>47,78</text:p>
          </table:table-cell>
          <table:table-cell office:value-type="float" office:value="2.36" table:style-name="ce6">
            <text:p>2,36</text:p>
          </table:table-cell>
          <table:table-cell office:value-type="float" office:value="42.52" table:style-name="ce6">
            <text:p>42,52</text:p>
          </table:table-cell>
          <table:table-cell office:value-type="float" office:value="33.450000000000003" table:style-name="ce6">
            <text:p>33,45</text:p>
          </table:table-cell>
          <table:table-cell office:value-type="float" office:value="14.33" table:style-name="ce6">
            <text:p>14,33</text:p>
          </table:table-cell>
          <table:table-cell office:value-type="float" office:value="7.33" table:style-name="ce6">
            <text:p>7,3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44.78" table:style-name="ce6">
            <text:p>44,78</text:p>
          </table:table-cell>
          <table:table-cell office:value-type="float" office:value="4.21" table:style-name="ce6">
            <text:p>4,21</text:p>
          </table:table-cell>
          <table:table-cell office:value-type="float" office:value="43.75" table:style-name="ce6">
            <text:p>43,75</text:p>
          </table:table-cell>
          <table:table-cell office:value-type="float" office:value="32.53" table:style-name="ce6">
            <text:p>32,53</text:p>
          </table:table-cell>
          <table:table-cell office:value-type="float" office:value="12.25" table:style-name="ce6">
            <text:p>12,25</text:p>
          </table:table-cell>
          <table:table-cell office:value-type="float" office:value="7.25" table:style-name="ce6">
            <text:p>7,25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2.37" table:style-name="ce6">
            <text:p>42,37</text:p>
          </table:table-cell>
          <table:table-cell office:value-type="float" office:value="4.21" table:style-name="ce6">
            <text:p>4,21</text:p>
          </table:table-cell>
          <table:table-cell office:value-type="float" office:value="46.5" table:style-name="ce6">
            <text:p>46,50</text:p>
          </table:table-cell>
          <table:table-cell office:value-type="float" office:value="30.76" table:style-name="ce6">
            <text:p>30,76</text:p>
          </table:table-cell>
          <table:table-cell office:value-type="float" office:value="11.61" table:style-name="ce6">
            <text:p>11,61</text:p>
          </table:table-cell>
          <table:table-cell office:value-type="float" office:value="6.93" table:style-name="ce6">
            <text:p>6,9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45.36" table:style-name="ce6">
            <text:p>45,36</text:p>
          </table:table-cell>
          <table:table-cell office:value-type="float" office:value="3.33" table:style-name="ce6">
            <text:p>3,33</text:p>
          </table:table-cell>
          <table:table-cell office:value-type="float" office:value="48.04" table:style-name="ce6">
            <text:p>48,04</text:p>
          </table:table-cell>
          <table:table-cell office:value-type="float" office:value="32.85" table:style-name="ce6">
            <text:p>32,85</text:p>
          </table:table-cell>
          <table:table-cell office:value-type="float" office:value="12.51" table:style-name="ce6">
            <text:p>12,51</text:p>
          </table:table-cell>
          <table:table-cell office:value-type="float" office:value="3.28" table:style-name="ce6">
            <text:p>3,2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46.29" table:style-name="ce6">
            <text:p>46,29</text:p>
          </table:table-cell>
          <table:table-cell office:value-type="float" office:value="3.41" table:style-name="ce6">
            <text:p>3,41</text:p>
          </table:table-cell>
          <table:table-cell office:value-type="float" office:value="44.6" table:style-name="ce6">
            <text:p>44,60</text:p>
          </table:table-cell>
          <table:table-cell office:value-type="float" office:value="32.51" table:style-name="ce6">
            <text:p>32,51</text:p>
          </table:table-cell>
          <table:table-cell office:value-type="float" office:value="13.78" table:style-name="ce6">
            <text:p>13,78</text:p>
          </table:table-cell>
          <table:table-cell office:value-type="float" office:value="5.7" table:style-name="ce6">
            <text:p>5,70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43.77" table:style-name="ce6">
            <text:p>43,77</text:p>
          </table:table-cell>
          <table:table-cell office:value-type="float" office:value="3.98" table:style-name="ce6">
            <text:p>3,98</text:p>
          </table:table-cell>
          <table:table-cell office:value-type="float" office:value="47.22" table:style-name="ce6">
            <text:p>47,22</text:p>
          </table:table-cell>
          <table:table-cell office:value-type="float" office:value="32.049999999999997" table:style-name="ce6">
            <text:p>32,05</text:p>
          </table:table-cell>
          <table:table-cell office:value-type="float" office:value="11.72" table:style-name="ce6">
            <text:p>11,72</text:p>
          </table:table-cell>
          <table:table-cell office:value-type="float" office:value="5.04" table:style-name="ce6">
            <text:p>5,04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3.3" table:style-name="ce6">
            <text:p>43,30</text:p>
          </table:table-cell>
          <table:table-cell office:value-type="float" office:value="3.41" table:style-name="ce6">
            <text:p>3,41</text:p>
          </table:table-cell>
          <table:table-cell office:value-type="float" office:value="44.04" table:style-name="ce6">
            <text:p>44,04</text:p>
          </table:table-cell>
          <table:table-cell office:value-type="float" office:value="30.81" table:style-name="ce6">
            <text:p>30,81</text:p>
          </table:table-cell>
          <table:table-cell office:value-type="float" office:value="12.49" table:style-name="ce6">
            <text:p>12,49</text:p>
          </table:table-cell>
          <table:table-cell office:value-type="float" office:value="9.24" table:style-name="ce6">
            <text:p>9,24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47.17" table:style-name="ce6">
            <text:p>47,17</text:p>
          </table:table-cell>
          <table:table-cell office:value-type="float" office:value="3.56" table:style-name="ce6">
            <text:p>3,56</text:p>
          </table:table-cell>
          <table:table-cell office:value-type="float" office:value="42.41" table:style-name="ce6">
            <text:p>42,41</text:p>
          </table:table-cell>
          <table:table-cell office:value-type="float" office:value="33.700000000000003" table:style-name="ce6">
            <text:p>33,70</text:p>
          </table:table-cell>
          <table:table-cell office:value-type="float" office:value="13.47" table:style-name="ce6">
            <text:p>13,47</text:p>
          </table:table-cell>
          <table:table-cell office:value-type="float" office:value="6.86" table:style-name="ce6">
            <text:p>6,8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3.22" table:style-name="ce6">
            <text:p>43,22</text:p>
          </table:table-cell>
          <table:table-cell office:value-type="float" office:value="3.52" table:style-name="ce6">
            <text:p>3,52</text:p>
          </table:table-cell>
          <table:table-cell office:value-type="float" office:value="45.63" table:style-name="ce6">
            <text:p>45,63</text:p>
          </table:table-cell>
          <table:table-cell office:value-type="float" office:value="29.97" table:style-name="ce6">
            <text:p>29,97</text:p>
          </table:table-cell>
          <table:table-cell office:value-type="float" office:value="13.25" table:style-name="ce6">
            <text:p>13,25</text:p>
          </table:table-cell>
          <table:table-cell office:value-type="float" office:value="7.63" table:style-name="ce6">
            <text:p>7,6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42.52" table:style-name="ce6">
            <text:p>42,52</text:p>
          </table:table-cell>
          <table:table-cell office:value-type="float" office:value="3.09" table:style-name="ce6">
            <text:p>3,09</text:p>
          </table:table-cell>
          <table:table-cell office:value-type="float" office:value="45.03" table:style-name="ce6">
            <text:p>45,03</text:p>
          </table:table-cell>
          <table:table-cell office:value-type="float" office:value="31.07" table:style-name="ce6">
            <text:p>31,07</text:p>
          </table:table-cell>
          <table:table-cell office:value-type="float" office:value="11.45" table:style-name="ce6">
            <text:p>11,45</text:p>
          </table:table-cell>
          <table:table-cell office:value-type="float" office:value="9.36" table:style-name="ce6">
            <text:p>9,3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table:number-columns-repeated="9" table:style-name="ce7"/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1"/>
          <table:table-cell table:number-columns-repeated="6" table:style-name="ce7"/>
          <table:table-cell table:number-columns-repeated="16375"/>
        </table:table-row>
        <table:table-row table:style-name="ro1">
          <table:table-cell table:number-columns-repeated="9" table:style-name="ce7"/>
          <table:table-cell table:number-columns-repeated="16375"/>
        </table:table-row>
        <table:table-row table:style-name="ro1">
          <table:table-cell office:value-type="string" table:style-name="ce7">
            <text:p>07.2011-06.2012</text:p>
          </table:table-cell>
          <table:table-cell table:number-columns-repeated="8" table:style-name="ce7"/>
          <table:table-cell table:number-columns-repeated="16375"/>
        </table:table-row>
        <table:table-row table:style-name="ro1">
          <table:table-cell table:number-columns-repeated="9" table:style-name="ce7"/>
          <table:table-cell table:number-columns-repeated="16375" table:style-name="ce1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+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table:number-columns-repeated="3" table:style-name="ce7"/>
          <table:table-cell table:number-columns-repeated="16374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48.14" table:style-name="ce6">
            <text:p>48,14</text:p>
          </table:table-cell>
          <table:table-cell office:value-type="float" office:value="2.4700000000000002" table:style-name="ce5">
            <text:p>2,47</text:p>
          </table:table-cell>
          <table:table-cell office:value-type="float" office:value="40.450000000000003" table:style-name="ce5">
            <text:p>40,45</text:p>
          </table:table-cell>
          <table:table-cell office:value-type="float" office:value="36.96" table:style-name="ce5">
            <text:p>36,96</text:p>
          </table:table-cell>
          <table:table-cell office:value-type="float" office:value="11.18" table:style-name="ce5">
            <text:p>11,18</text:p>
          </table:table-cell>
          <table:table-cell office:value-type="float" office:value="8.94" table:style-name="ce5">
            <text:p>8,9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0.96" table:style-name="ce5">
            <text:p>40,96</text:p>
          </table:table-cell>
          <table:table-cell office:value-type="float" office:value="2.6" table:style-name="ce5">
            <text:p>2,6</text:p>
          </table:table-cell>
          <table:table-cell office:value-type="float" office:value="48.96" table:style-name="ce5">
            <text:p>48,96</text:p>
          </table:table-cell>
          <table:table-cell office:value-type="float" office:value="30.88" table:style-name="ce5">
            <text:p>30,88</text:p>
          </table:table-cell>
          <table:table-cell office:value-type="float" office:value="10.08" table:style-name="ce5">
            <text:p>10,08</text:p>
          </table:table-cell>
          <table:table-cell office:value-type="float" office:value="7.47" table:style-name="ce5">
            <text:p>7,4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49.69" table:style-name="ce5">
            <text:p>49,69</text:p>
          </table:table-cell>
          <table:table-cell office:value-type="float" office:value="2.06" table:style-name="ce5">
            <text:p>2,06</text:p>
          </table:table-cell>
          <table:table-cell office:value-type="float" office:value="44.98" table:style-name="ce5">
            <text:p>44,98</text:p>
          </table:table-cell>
          <table:table-cell office:value-type="float" office:value="39.5" table:style-name="ce5">
            <text:p>39,5</text:p>
          </table:table-cell>
          <table:table-cell office:value-type="float" office:value="10.19" table:style-name="ce5">
            <text:p>10,19</text:p>
          </table:table-cell>
          <table:table-cell office:value-type="float" office:value="3.27" table:style-name="ce5">
            <text:p>3,2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6.54" table:style-name="ce5">
            <text:p>46,54</text:p>
          </table:table-cell>
          <table:table-cell office:value-type="float" office:value="3.17" table:style-name="ce5">
            <text:p>3,17</text:p>
          </table:table-cell>
          <table:table-cell office:value-type="float" office:value="43.72" table:style-name="ce5">
            <text:p>43,72</text:p>
          </table:table-cell>
          <table:table-cell office:value-type="float" office:value="32.61" table:style-name="ce5">
            <text:p>32,61</text:p>
          </table:table-cell>
          <table:table-cell office:value-type="float" office:value="13.93" table:style-name="ce5">
            <text:p>13,93</text:p>
          </table:table-cell>
          <table:table-cell office:value-type="float" office:value="6.57" table:style-name="ce5">
            <text:p>6,5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8.47" table:style-name="ce5">
            <text:p>48,47</text:p>
          </table:table-cell>
          <table:table-cell office:value-type="float" office:value="2.08" table:style-name="ce5">
            <text:p>2,08</text:p>
          </table:table-cell>
          <table:table-cell office:value-type="float" office:value="44.05" table:style-name="ce5">
            <text:p>44,05</text:p>
          </table:table-cell>
          <table:table-cell office:value-type="float" office:value="35.19" table:style-name="ce5">
            <text:p>35,19</text:p>
          </table:table-cell>
          <table:table-cell office:value-type="float" office:value="13.28" table:style-name="ce5">
            <text:p>13,28</text:p>
          </table:table-cell>
          <table:table-cell office:value-type="float" office:value="5.4" table:style-name="ce5">
            <text:p>5,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48.33" table:style-name="ce5">
            <text:p>48,33</text:p>
          </table:table-cell>
          <table:table-cell office:value-type="float" office:value="2.82" table:style-name="ce5">
            <text:p>2,82</text:p>
          </table:table-cell>
          <table:table-cell office:value-type="float" office:value="47.41" table:style-name="ce5">
            <text:p>47,41</text:p>
          </table:table-cell>
          <table:table-cell office:value-type="float" office:value="37" table:style-name="ce5">
            <text:p>37</text:p>
          </table:table-cell>
          <table:table-cell office:value-type="float" office:value="11.33" table:style-name="ce5">
            <text:p>11,33</text:p>
          </table:table-cell>
          <table:table-cell office:value-type="float" office:value="1.39" table:style-name="ce5">
            <text:p>1,39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Opolskie</text:p>
          </table:table-cell>
          <table:table-cell office:value-type="float" office:value="47.04" table:style-name="ce5">
            <text:p>47,04</text:p>
          </table:table-cell>
          <table:table-cell office:value-type="float" office:value="1.27" table:style-name="ce5">
            <text:p>1,27</text:p>
          </table:table-cell>
          <table:table-cell office:value-type="float" office:value="48.34" table:style-name="ce5">
            <text:p>48,34</text:p>
          </table:table-cell>
          <table:table-cell office:value-type="float" office:value="38.06" table:style-name="ce5">
            <text:p>38,06</text:p>
          </table:table-cell>
          <table:table-cell office:value-type="float" office:value="8.98" table:style-name="ce5">
            <text:p>8,98</text:p>
          </table:table-cell>
          <table:table-cell office:value-type="float" office:value="3.34" table:style-name="ce5">
            <text:p>3,3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49.74" table:style-name="ce5">
            <text:p>49,74</text:p>
          </table:table-cell>
          <table:table-cell office:value-type="float" office:value="2.36" table:style-name="ce5">
            <text:p>2,36</text:p>
          </table:table-cell>
          <table:table-cell office:value-type="float" office:value="44.44" table:style-name="ce5">
            <text:p>44,44</text:p>
          </table:table-cell>
          <table:table-cell office:value-type="float" office:value="36.01" table:style-name="ce5">
            <text:p>36,01</text:p>
          </table:table-cell>
          <table:table-cell office:value-type="float" office:value="13.73" table:style-name="ce5">
            <text:p>13,73</text:p>
          </table:table-cell>
          <table:table-cell office:value-type="float" office:value="3.47" table:style-name="ce5">
            <text:p>3,4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9.51" table:style-name="ce5">
            <text:p>49,51</text:p>
          </table:table-cell>
          <table:table-cell office:value-type="float" office:value="2.86" table:style-name="ce5">
            <text:p>2,86</text:p>
          </table:table-cell>
          <table:table-cell office:value-type="float" office:value="42.5" table:style-name="ce5">
            <text:p>42,5</text:p>
          </table:table-cell>
          <table:table-cell office:value-type="float" office:value="32.82" table:style-name="ce5">
            <text:p>32,82</text:p>
          </table:table-cell>
          <table:table-cell office:value-type="float" office:value="16.690000000000001" table:style-name="ce5">
            <text:p>16,69</text:p>
          </table:table-cell>
          <table:table-cell office:value-type="float" office:value="5.13" table:style-name="ce5">
            <text:p>5,13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53.22" table:style-name="ce5">
            <text:p>53,22</text:p>
          </table:table-cell>
          <table:table-cell office:value-type="float" office:value="1.33" table:style-name="ce5">
            <text:p>1,33</text:p>
          </table:table-cell>
          <table:table-cell office:value-type="float" office:value="41.33" table:style-name="ce5">
            <text:p>41,33</text:p>
          </table:table-cell>
          <table:table-cell office:value-type="float" office:value="40.39" table:style-name="ce5">
            <text:p>40,39</text:p>
          </table:table-cell>
          <table:table-cell office:value-type="float" office:value="12.83" table:style-name="ce5">
            <text:p>12,83</text:p>
          </table:table-cell>
          <table:table-cell office:value-type="float" office:value="4.13" table:style-name="ce5">
            <text:p>4,13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49.99" table:style-name="ce5">
            <text:p>49,99</text:p>
          </table:table-cell>
          <table:table-cell office:value-type="float" office:value="2.63" table:style-name="ce5">
            <text:p>2,63</text:p>
          </table:table-cell>
          <table:table-cell office:value-type="float" office:value="42.94" table:style-name="ce5">
            <text:p>42,94</text:p>
          </table:table-cell>
          <table:table-cell office:value-type="float" office:value="37.340000000000003" table:style-name="ce5">
            <text:p>37,34</text:p>
          </table:table-cell>
          <table:table-cell office:value-type="float" office:value="12.65" table:style-name="ce5">
            <text:p>12,65</text:p>
          </table:table-cell>
          <table:table-cell office:value-type="float" office:value="4.4400000000000004" table:style-name="ce5">
            <text:p>4,4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51.04" table:style-name="ce5">
            <text:p>51,04</text:p>
          </table:table-cell>
          <table:table-cell office:value-type="float" office:value="2.5" table:style-name="ce5">
            <text:p>2,5</text:p>
          </table:table-cell>
          <table:table-cell office:value-type="float" office:value="41.01" table:style-name="ce5">
            <text:p>41,01</text:p>
          </table:table-cell>
          <table:table-cell office:value-type="float" office:value="37.58" table:style-name="ce5">
            <text:p>37,58</text:p>
          </table:table-cell>
          <table:table-cell office:value-type="float" office:value="13.46" table:style-name="ce5">
            <text:p>13,46</text:p>
          </table:table-cell>
          <table:table-cell office:value-type="float" office:value="5.44" table:style-name="ce5">
            <text:p>5,44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3.97" table:style-name="ce5">
            <text:p>43,97</text:p>
          </table:table-cell>
          <table:table-cell office:value-type="float" office:value="2.85" table:style-name="ce5">
            <text:p>2,85</text:p>
          </table:table-cell>
          <table:table-cell office:value-type="float" office:value="43.21" table:style-name="ce5">
            <text:p>43,21</text:p>
          </table:table-cell>
          <table:table-cell office:value-type="float" office:value="32.409999999999997" table:style-name="ce5">
            <text:p>32,41</text:p>
          </table:table-cell>
          <table:table-cell office:value-type="float" office:value="11.56" table:style-name="ce5">
            <text:p>11,56</text:p>
          </table:table-cell>
          <table:table-cell office:value-type="float" office:value="9.9700000000000006" table:style-name="ce5">
            <text:p>9,97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51.08" table:style-name="ce5">
            <text:p>51,08</text:p>
          </table:table-cell>
          <table:table-cell office:value-type="float" office:value="1.25" table:style-name="ce5">
            <text:p>1,25</text:p>
          </table:table-cell>
          <table:table-cell office:value-type="float" office:value="45.24" table:style-name="ce5">
            <text:p>45,24</text:p>
          </table:table-cell>
          <table:table-cell office:value-type="float" office:value="37.270000000000003" table:style-name="ce5">
            <text:p>37,27</text:p>
          </table:table-cell>
          <table:table-cell office:value-type="float" office:value="13.81" table:style-name="ce5">
            <text:p>13,81</text:p>
          </table:table-cell>
          <table:table-cell office:value-type="float" office:value="2.4300000000000002" table:style-name="ce5">
            <text:p>2,43</text:p>
          </table:table-cell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9.66" table:style-name="ce5">
            <text:p>49,66</text:p>
          </table:table-cell>
          <table:table-cell office:value-type="float" office:value="1.86" table:style-name="ce5">
            <text:p>1,86</text:p>
          </table:table-cell>
          <table:table-cell office:value-type="float" office:value="41.25" table:style-name="ce5">
            <text:p>41,25</text:p>
          </table:table-cell>
          <table:table-cell office:value-type="float" office:value="34.97" table:style-name="ce5">
            <text:p>34,97</text:p>
          </table:table-cell>
          <table:table-cell office:value-type="float" office:value="14.69" table:style-name="ce5">
            <text:p>14,69</text:p>
          </table:table-cell>
          <table:table-cell office:value-type="float" office:value="7.23" table:style-name="ce5">
            <text:p>7,2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48.19" table:style-name="ce5">
            <text:p>48,19</text:p>
          </table:table-cell>
          <table:table-cell office:value-type="float" office:value="3.05" table:style-name="ce5">
            <text:p>3,05</text:p>
          </table:table-cell>
          <table:table-cell office:value-type="float" office:value="42.86" table:style-name="ce5">
            <text:p>42,86</text:p>
          </table:table-cell>
          <table:table-cell office:value-type="float" office:value="34.97" table:style-name="ce5">
            <text:p>34,97</text:p>
          </table:table-cell>
          <table:table-cell office:value-type="float" office:value="13.22" table:style-name="ce5">
            <text:p>13,22</text:p>
          </table:table-cell>
          <table:table-cell office:value-type="float" office:value="5.91" table:style-name="ce5">
            <text:p>5,91</text:p>
          </table:table-cell>
          <table:table-cell table:number-columns-repeated="2" table:style-name="ce7"/>
          <table:table-cell table:number-columns-repeated="16375"/>
        </table:table-row>
        <table:table-row table:number-rows-repeated="2" table:style-name="ro1">
          <table:table-cell table:number-columns-repeated="9" table:style-name="ce7"/>
          <table:table-cell table:number-columns-repeated="16375"/>
        </table:table-row>
        <table:table-row table:style-name="ro1">
          <table:table-cell office:value-type="string" table:style-name="ce7">
            <text:p>07.2015-12.2015</text:p>
          </table:table-cell>
          <table:table-cell table:number-columns-repeated="8" table:style-name="ce7"/>
          <table:table-cell table:number-columns-repeated="16375"/>
        </table:table-row>
        <table:table-row table:style-name="ro1">
          <table:table-cell office:value-type="string" table:style-name="ce4">
            <text:p>Województwo</text:p>
          </table:table-cell>
          <table:table-cell office:value-type="string" table:style-name="ce4">
            <text:p>Nadwaga + Otyłość</text:p>
          </table:table-cell>
          <table:table-cell office:value-type="string" table:style-name="ce4">
            <text:p>Niedowaga</text:p>
          </table:table-cell>
          <table:table-cell office:value-type="string" table:style-name="ce4">
            <text:p>Prawidłowa waga</text:p>
          </table:table-cell>
          <table:table-cell office:value-type="string" table:style-name="ce4">
            <text:p>Nadwaga</text:p>
          </table:table-cell>
          <table:table-cell office:value-type="string" table:style-name="ce4">
            <text:p>Otyłość</text:p>
          </table:table-cell>
          <table:table-cell office:value-type="string" table:style-name="ce4">
            <text:p>Trudno powiedzieć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Sląskie</text:p>
          </table:table-cell>
          <table:table-cell office:value-type="float" office:value="50.68" table:style-name="ce6">
            <text:p>50,68</text:p>
          </table:table-cell>
          <table:table-cell office:value-type="float" office:value="1.06" table:style-name="ce6">
            <text:p>1,06</text:p>
          </table:table-cell>
          <table:table-cell office:value-type="float" office:value="45.83" table:style-name="ce6">
            <text:p>45,83</text:p>
          </table:table-cell>
          <table:table-cell office:value-type="float" office:value="42.11" table:style-name="ce6">
            <text:p>42,11</text:p>
          </table:table-cell>
          <table:table-cell office:value-type="float" office:value="8.57" table:style-name="ce6">
            <text:p>8,57</text:p>
          </table:table-cell>
          <table:table-cell office:value-type="float" office:value="2.4300000000000002" table:style-name="ce6">
            <text:p>2,4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Małopolskie</text:p>
          </table:table-cell>
          <table:table-cell office:value-type="float" office:value="47.29" table:style-name="ce6">
            <text:p>47,29</text:p>
          </table:table-cell>
          <table:table-cell office:value-type="float" office:value="2.39" table:style-name="ce6">
            <text:p>2,39</text:p>
          </table:table-cell>
          <table:table-cell office:value-type="float" office:value="45.86" table:style-name="ce6">
            <text:p>45,86</text:p>
          </table:table-cell>
          <table:table-cell office:value-type="float" office:value="37.130000000000003" table:style-name="ce6">
            <text:p>37,13</text:p>
          </table:table-cell>
          <table:table-cell office:value-type="float" office:value="10.16" table:style-name="ce6">
            <text:p>10,16</text:p>
          </table:table-cell>
          <table:table-cell office:value-type="float" office:value="4.46" table:style-name="ce6">
            <text:p>4,4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dkarpackie</text:p>
          </table:table-cell>
          <table:table-cell office:value-type="float" office:value="53.32" table:style-name="ce6">
            <text:p>53,32</text:p>
          </table:table-cell>
          <table:table-cell office:value-type="float" office:value="2.23" table:style-name="ce6">
            <text:p>2,23</text:p>
          </table:table-cell>
          <table:table-cell office:value-type="float" office:value="42.2" table:style-name="ce6">
            <text:p>42,20</text:p>
          </table:table-cell>
          <table:table-cell office:value-type="float" office:value="40.409999999999997" table:style-name="ce6">
            <text:p>40,41</text:p>
          </table:table-cell>
          <table:table-cell office:value-type="float" office:value="12.91" table:style-name="ce6">
            <text:p>12,91</text:p>
          </table:table-cell>
          <table:table-cell office:value-type="float" office:value="2.25" table:style-name="ce6">
            <text:p>2,25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Lubelskie</text:p>
          </table:table-cell>
          <table:table-cell office:value-type="float" office:value="45.53" table:style-name="ce6">
            <text:p>45,53</text:p>
          </table:table-cell>
          <table:table-cell office:value-type="float" office:value="3.61" table:style-name="ce6">
            <text:p>3,61</text:p>
          </table:table-cell>
          <table:table-cell office:value-type="float" office:value="47.2" table:style-name="ce6">
            <text:p>47,20</text:p>
          </table:table-cell>
          <table:table-cell office:value-type="float" office:value="34.44" table:style-name="ce6">
            <text:p>34,44</text:p>
          </table:table-cell>
          <table:table-cell office:value-type="float" office:value="11.09" table:style-name="ce6">
            <text:p>11,09</text:p>
          </table:table-cell>
          <table:table-cell office:value-type="float" office:value="3.66" table:style-name="ce6">
            <text:p>3,6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Mazowieckie</text:p>
          </table:table-cell>
          <table:table-cell office:value-type="float" office:value="49.49" table:style-name="ce6">
            <text:p>49,49</text:p>
          </table:table-cell>
          <table:table-cell office:value-type="float" office:value="1.48" table:style-name="ce6">
            <text:p>1,48</text:p>
          </table:table-cell>
          <table:table-cell office:value-type="float" office:value="41.13" table:style-name="ce6">
            <text:p>41,13</text:p>
          </table:table-cell>
          <table:table-cell office:value-type="float" office:value="36.01" table:style-name="ce6">
            <text:p>36,01</text:p>
          </table:table-cell>
          <table:table-cell office:value-type="float" office:value="13.48" table:style-name="ce6">
            <text:p>13,48</text:p>
          </table:table-cell>
          <table:table-cell office:value-type="float" office:value="7.91" table:style-name="ce6">
            <text:p>7,91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świętokrzyskie</text:p>
          </table:table-cell>
          <table:table-cell office:value-type="float" office:value="54.77" table:style-name="ce6">
            <text:p>54,77</text:p>
          </table:table-cell>
          <table:table-cell office:value-type="float" office:value="3.34" table:style-name="ce6">
            <text:p>3,34</text:p>
          </table:table-cell>
          <table:table-cell office:value-type="float" office:value="40.450000000000003" table:style-name="ce6">
            <text:p>40,45</text:p>
          </table:table-cell>
          <table:table-cell office:value-type="float" office:value="46.66" table:style-name="ce6">
            <text:p>46,66</text:p>
          </table:table-cell>
          <table:table-cell office:value-type="float" office:value="8.11" table:style-name="ce6">
            <text:p>8,11</text:p>
          </table:table-cell>
          <table:table-cell office:value-type="float" office:value="1.44" table:style-name="ce6">
            <text:p>1,44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8">
            <text:p>Opolskie</text:p>
          </table:table-cell>
          <table:table-cell office:value-type="float" office:value="34.81" table:style-name="ce9">
            <text:p>34,81</text:p>
          </table:table-cell>
          <table:table-cell office:value-type="float" office:value="2.81" table:style-name="ce9">
            <text:p>2,81</text:p>
          </table:table-cell>
          <table:table-cell office:value-type="float" office:value="46.48" table:style-name="ce9">
            <text:p>46,48</text:p>
          </table:table-cell>
          <table:table-cell office:value-type="float" office:value="21.23" table:style-name="ce9">
            <text:p>21,23</text:p>
          </table:table-cell>
          <table:table-cell office:value-type="float" office:value="13.58" table:style-name="ce9">
            <text:p>13,58</text:p>
          </table:table-cell>
          <table:table-cell office:value-type="float" office:value="15.9" table:style-name="ce9">
            <text:p>15,90</text:p>
          </table:table-cell>
          <table:table-cell table:number-columns-repeated="2" table:style-name="ce10"/>
          <table:table-cell table:number-columns-repeated="16375" table:style-name="ce11"/>
        </table:table-row>
        <table:table-row table:style-name="ro1">
          <table:table-cell office:value-type="string" table:style-name="ce5">
            <text:p>Dolnośląskie</text:p>
          </table:table-cell>
          <table:table-cell office:value-type="float" office:value="51.93" table:style-name="ce6">
            <text:p>51,93</text:p>
          </table:table-cell>
          <table:table-cell office:value-type="float" office:value="1.71" table:style-name="ce6">
            <text:p>1,71</text:p>
          </table:table-cell>
          <table:table-cell office:value-type="float" office:value="42.8" table:style-name="ce6">
            <text:p>42,80</text:p>
          </table:table-cell>
          <table:table-cell office:value-type="float" office:value="37.58" table:style-name="ce6">
            <text:p>37,58</text:p>
          </table:table-cell>
          <table:table-cell office:value-type="float" office:value="14.35" table:style-name="ce6">
            <text:p>14,35</text:p>
          </table:table-cell>
          <table:table-cell office:value-type="float" office:value="3.56" table:style-name="ce6">
            <text:p>3,56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Lubuskie</text:p>
          </table:table-cell>
          <table:table-cell office:value-type="float" office:value="44.87" table:style-name="ce6">
            <text:p>44,87</text:p>
          </table:table-cell>
          <table:table-cell office:value-type="float" office:value="2.7" table:style-name="ce6">
            <text:p>2,70</text:p>
          </table:table-cell>
          <table:table-cell office:value-type="float" office:value="51.18" table:style-name="ce6">
            <text:p>51,18</text:p>
          </table:table-cell>
          <table:table-cell office:value-type="float" office:value="29.02" table:style-name="ce6">
            <text:p>29,02</text:p>
          </table:table-cell>
          <table:table-cell office:value-type="float" office:value="15.85" table:style-name="ce6">
            <text:p>15,85</text:p>
          </table:table-cell>
          <table:table-cell office:value-type="float" office:value="1.25" table:style-name="ce6">
            <text:p>1,25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Łódzkie</text:p>
          </table:table-cell>
          <table:table-cell office:value-type="float" office:value="52.62" table:style-name="ce6">
            <text:p>52,62</text:p>
          </table:table-cell>
          <table:table-cell office:value-type="float" office:value="1.18" table:style-name="ce6">
            <text:p>1,18</text:p>
          </table:table-cell>
          <table:table-cell office:value-type="float" office:value="44.13" table:style-name="ce6">
            <text:p>44,13</text:p>
          </table:table-cell>
          <table:table-cell office:value-type="float" office:value="38.49" table:style-name="ce6">
            <text:p>38,49</text:p>
          </table:table-cell>
          <table:table-cell office:value-type="float" office:value="14.13" table:style-name="ce6">
            <text:p>14,13</text:p>
          </table:table-cell>
          <table:table-cell office:value-type="float" office:value="2.0699999999999998" table:style-name="ce6">
            <text:p>2,07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Wielkopolskie</text:p>
          </table:table-cell>
          <table:table-cell office:value-type="float" office:value="52.95" table:style-name="ce6">
            <text:p>52,95</text:p>
          </table:table-cell>
          <table:table-cell office:value-type="float" office:value="3.92" table:style-name="ce6">
            <text:p>3,92</text:p>
          </table:table-cell>
          <table:table-cell office:value-type="float" office:value="38.72" table:style-name="ce6">
            <text:p>38,72</text:p>
          </table:table-cell>
          <table:table-cell office:value-type="float" office:value="38.47" table:style-name="ce6">
            <text:p>38,47</text:p>
          </table:table-cell>
          <table:table-cell office:value-type="float" office:value="14.48" table:style-name="ce6">
            <text:p>14,48</text:p>
          </table:table-cell>
          <table:table-cell office:value-type="float" office:value="4.4000000000000004" table:style-name="ce6">
            <text:p>4,40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Kujawsko-Pomorskie</text:p>
          </table:table-cell>
          <table:table-cell office:value-type="float" office:value="47.99" table:style-name="ce6">
            <text:p>47,99</text:p>
          </table:table-cell>
          <table:table-cell office:value-type="float" office:value="4.08" table:style-name="ce6">
            <text:p>4,08</text:p>
          </table:table-cell>
          <table:table-cell office:value-type="float" office:value="44.96" table:style-name="ce6">
            <text:p>44,96</text:p>
          </table:table-cell>
          <table:table-cell office:value-type="float" office:value="36.78" table:style-name="ce6">
            <text:p>36,78</text:p>
          </table:table-cell>
          <table:table-cell office:value-type="float" office:value="11.21" table:style-name="ce6">
            <text:p>11,21</text:p>
          </table:table-cell>
          <table:table-cell office:value-type="float" office:value="2.98" table:style-name="ce6">
            <text:p>2,9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Zachodniopomorskie</text:p>
          </table:table-cell>
          <table:table-cell office:value-type="float" office:value="44.9" table:style-name="ce6">
            <text:p>44,90</text:p>
          </table:table-cell>
          <table:table-cell office:value-type="float" office:value="0.73" table:style-name="ce6">
            <text:p>0,73</text:p>
          </table:table-cell>
          <table:table-cell office:value-type="float" office:value="44.88" table:style-name="ce6">
            <text:p>44,88</text:p>
          </table:table-cell>
          <table:table-cell office:value-type="float" office:value="33.549999999999997" table:style-name="ce6">
            <text:p>33,55</text:p>
          </table:table-cell>
          <table:table-cell office:value-type="float" office:value="11.35" table:style-name="ce6">
            <text:p>11,35</text:p>
          </table:table-cell>
          <table:table-cell office:value-type="float" office:value="9.48" table:style-name="ce6">
            <text:p>9,4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Warmińskoi-Mazurskie</text:p>
          </table:table-cell>
          <table:table-cell office:value-type="float" office:value="45.87" table:style-name="ce6">
            <text:p>45,87</text:p>
          </table:table-cell>
          <table:table-cell office:value-type="float" office:value="1.94" table:style-name="ce6">
            <text:p>1,94</text:p>
          </table:table-cell>
          <table:table-cell office:value-type="float" office:value="49.91" table:style-name="ce6">
            <text:p>49,91</text:p>
          </table:table-cell>
          <table:table-cell office:value-type="float" office:value="26.25" table:style-name="ce6">
            <text:p>26,25</text:p>
          </table:table-cell>
          <table:table-cell office:value-type="float" office:value="19.62" table:style-name="ce6">
            <text:p>19,62</text:p>
          </table:table-cell>
          <table:table-cell office:value-type="float" office:value="2.2799999999999998" table:style-name="ce6">
            <text:p>2,2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dlaskie</text:p>
          </table:table-cell>
          <table:table-cell office:value-type="float" office:value="46.23" table:style-name="ce6">
            <text:p>46,23</text:p>
          </table:table-cell>
          <table:table-cell office:value-type="float" office:value="2.8" table:style-name="ce6">
            <text:p>2,80</text:p>
          </table:table-cell>
          <table:table-cell office:value-type="float" office:value="47.68" table:style-name="ce6">
            <text:p>47,68</text:p>
          </table:table-cell>
          <table:table-cell office:value-type="float" office:value="32.950000000000003" table:style-name="ce6">
            <text:p>32,95</text:p>
          </table:table-cell>
          <table:table-cell office:value-type="float" office:value="13.28" table:style-name="ce6">
            <text:p>13,28</text:p>
          </table:table-cell>
          <table:table-cell office:value-type="float" office:value="3.29" table:style-name="ce6">
            <text:p>3,29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style-name="ce5">
            <text:p>Pomorskie</text:p>
          </table:table-cell>
          <table:table-cell office:value-type="float" office:value="51.26" table:style-name="ce6">
            <text:p>51,26</text:p>
          </table:table-cell>
          <table:table-cell office:value-type="float" office:value="1.58" table:style-name="ce6">
            <text:p>1,58</text:p>
          </table:table-cell>
          <table:table-cell office:value-type="float" office:value="40.06" table:style-name="ce6">
            <text:p>40,06</text:p>
          </table:table-cell>
          <table:table-cell office:value-type="float" office:value="36.24" table:style-name="ce6">
            <text:p>36,24</text:p>
          </table:table-cell>
          <table:table-cell office:value-type="float" office:value="15.02" table:style-name="ce6">
            <text:p>15,02</text:p>
          </table:table-cell>
          <table:table-cell office:value-type="float" office:value="7.1" table:style-name="ce6">
            <text:p>7,10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table:number-columns-repeated="9" table:style-name="ce7"/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006-2011</text:p>
          </table:table-cell>
          <table:table-cell office:value-type="string" table:style-name="ce1">
            <text:p>2006-20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ląskie</text:p>
          </table:table-cell>
          <table:table-cell office:value-type="float" office:value="3.8299999999999983" table:formula="of:=[.B35]-[.B13]" table:style-name="ce12">
            <text:p>3,83</text:p>
          </table:table-cell>
          <table:table-cell office:value-type="float" office:value="6.3699999999999974" table:formula="of:=[.B55]-[.B13]" table:style-name="ce12">
            <text:p>6,37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Małopolskie</text:p>
          </table:table-cell>
          <table:table-cell office:value-type="float" office:value="-0.93999999999999773" table:formula="of:=[.B36]-[.B14]" table:style-name="ce12">
            <text:p>-0,94</text:p>
          </table:table-cell>
          <table:table-cell office:value-type="float" office:value="5.3900000000000006" table:formula="of:=[.B56]-[.B14]" table:style-name="ce12">
            <text:p>5,39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Podkarpackie</text:p>
          </table:table-cell>
          <table:table-cell office:value-type="float" office:value="3.6499999999999986" table:formula="of:=[.B37]-[.B15]" table:style-name="ce12">
            <text:p>3,65</text:p>
          </table:table-cell>
          <table:table-cell office:value-type="float" office:value="7.2800000000000011" table:formula="of:=[.B57]-[.B15]" table:style-name="ce12">
            <text:p>7,28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Lubelskie</text:p>
          </table:table-cell>
          <table:table-cell office:value-type="float" office:value="3.4399999999999977" table:formula="of:=[.B38]-[.B16]" table:style-name="ce12">
            <text:p>3,44</text:p>
          </table:table-cell>
          <table:table-cell office:value-type="float" office:value="2.4299999999999997" table:formula="of:=[.B58]-[.B16]" table:style-name="ce12">
            <text:p>2,43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Mazowieckie</text:p>
          </table:table-cell>
          <table:table-cell office:value-type="float" office:value="4.3500000000000014" table:formula="of:=[.B39]-[.B17]" table:style-name="ce12">
            <text:p>4,35</text:p>
          </table:table-cell>
          <table:table-cell office:value-type="float" office:value="5.3700000000000045" table:formula="of:=[.B59]-[.B17]" table:style-name="ce12">
            <text:p>5,37</text:p>
          </table:table-cell>
          <table:table-cell table:number-columns-repeated="4" table:style-name="ce12"/>
          <table:table-cell table:number-columns-repeated="16377" table:style-name="ce1"/>
        </table:table-row>
        <table:table-row table:style-name="ro1">
          <table:table-cell office:value-type="string" table:style-name="ce1">
            <text:p>świętokrzyskie</text:p>
          </table:table-cell>
          <table:table-cell office:value-type="float" office:value="5.9499999999999957" table:formula="of:=[.B40]-[.B18]" table:style-name="ce12">
            <text:p>5,95</text:p>
          </table:table-cell>
          <table:table-cell office:value-type="float" office:value="12.39" table:formula="of:=[.B60]-[.B18]" table:style-name="ce12">
            <text:p>12,39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Opolskie</text:p>
          </table:table-cell>
          <table:table-cell office:value-type="float" office:value="-0.74000000000000199" table:formula="of:=[.B41]-[.B19]" table:style-name="ce12">
            <text:p>-0,74</text:p>
          </table:table-cell>
          <table:table-cell office:value-type="float" office:value="-12.969999999999999" table:formula="of:=[.B61]-[.B19]" table:style-name="ce12">
            <text:p>-12,97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Dolnośląskie</text:p>
          </table:table-cell>
          <table:table-cell office:value-type="float" office:value="4.9600000000000009" table:formula="of:=[.B42]-[.B20]" table:style-name="ce12">
            <text:p>4,96</text:p>
          </table:table-cell>
          <table:table-cell office:value-type="float" office:value="7.1499999999999986" table:formula="of:=[.B62]-[.B20]" table:style-name="ce12">
            <text:p>7,15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Lubuskie</text:p>
          </table:table-cell>
          <table:table-cell office:value-type="float" office:value="7.1400000000000006" table:formula="of:=[.B43]-[.B21]" table:style-name="ce12">
            <text:p>7,14</text:p>
          </table:table-cell>
          <table:table-cell office:value-type="float" office:value="2.5" table:formula="of:=[.B63]-[.B21]" table:style-name="ce12">
            <text:p>2,5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Łódzkie</text:p>
          </table:table-cell>
          <table:table-cell office:value-type="float" office:value="7.8599999999999994" table:formula="of:=[.B44]-[.B22]" table:style-name="ce12">
            <text:p>7,86</text:p>
          </table:table-cell>
          <table:table-cell office:value-type="float" office:value="7.259999999999998" table:formula="of:=[.B64]-[.B22]" table:style-name="ce12">
            <text:p>7,26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Wielkopolskie</text:p>
          </table:table-cell>
          <table:table-cell office:value-type="float" office:value="3.7000000000000028" table:formula="of:=[.B45]-[.B23]" table:style-name="ce12">
            <text:p>3,70</text:p>
          </table:table-cell>
          <table:table-cell office:value-type="float" office:value="6.6600000000000037" table:formula="of:=[.B65]-[.B23]" table:style-name="ce12">
            <text:p>6,66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Kujawsko-Pomorskie</text:p>
          </table:table-cell>
          <table:table-cell office:value-type="float" office:value="7.269999999999996" table:formula="of:=[.B46]-[.B24]" table:style-name="ce12">
            <text:p>7,27</text:p>
          </table:table-cell>
          <table:table-cell office:value-type="float" office:value="4.2199999999999989" table:formula="of:=[.B66]-[.B24]" table:style-name="ce12">
            <text:p>4,22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Zachodniopomorskie</text:p>
          </table:table-cell>
          <table:table-cell office:value-type="float" office:value="0.67000000000000171" table:formula="of:=[.B47]-[.B25]" table:style-name="ce12">
            <text:p>0,67</text:p>
          </table:table-cell>
          <table:table-cell office:value-type="float" office:value="1.6000000000000014" table:formula="of:=[.B67]-[.B25]" table:style-name="ce12">
            <text:p>1,6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Warmińskoi-Mazurskie</text:p>
          </table:table-cell>
          <table:table-cell office:value-type="float" office:value="3.9099999999999966" table:formula="of:=[.B48]-[.B26]" table:style-name="ce12">
            <text:p>3,91</text:p>
          </table:table-cell>
          <table:table-cell office:value-type="float" office:value="-1.3000000000000043" table:formula="of:=[.B68]-[.B26]" table:style-name="ce12">
            <text:p>-1,30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Podlaskie</text:p>
          </table:table-cell>
          <table:table-cell office:value-type="float" office:value="6.4399999999999977" table:formula="of:=[.B49]-[.B27]" table:style-name="ce12">
            <text:p>6,44</text:p>
          </table:table-cell>
          <table:table-cell office:value-type="float" office:value="3.009999999999998" table:formula="of:=[.B69]-[.B27]" table:style-name="ce12">
            <text:p>3,01</text:p>
          </table:table-cell>
          <table:table-cell table:number-columns-repeated="4" table:style-name="ce12"/>
          <table:table-cell table:number-columns-repeated="16377"/>
        </table:table-row>
        <table:table-row table:style-name="ro1">
          <table:table-cell office:value-type="string" table:style-name="ce1">
            <text:p>Pomorskie</text:p>
          </table:table-cell>
          <table:table-cell office:value-type="float" office:value="5.6699999999999946" table:formula="of:=[.B50]-[.B28]" table:style-name="ce12">
            <text:p>5,67</text:p>
          </table:table-cell>
          <table:table-cell office:value-type="float" office:value="8.7399999999999949" table:formula="of:=[.B70]-[.B28]" table:style-name="ce12">
            <text:p>8,74</text:p>
          </table:table-cell>
          <table:table-cell table:number-columns-repeated="4" table:style-name="ce12"/>
          <table:table-cell table:number-columns-repeated="16377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roger_000</meta:initial-creator>
    <dc:creator>roger_000</dc:creator>
    <meta:creation-date>2016-11-13T10:30:10Z</meta:creation-date>
    <dc:date>2016-11-26T20:29:05Z</dc:date>
    <meta:editing-cycles>3</meta:editing-cycles>
    <meta:editing-duration>PT754S</meta:editing-duration>
  </office:meta>
</office:document-meta>
</file>